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1" style:family="text">
      <style:text-properties fo:font-weight="normal" fo:font-style="normal"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fo:color="#000000"/>
    </style:style>
    <style:style style:name="T2" style:family="text">
      <style:text-properties fo:font-weight="normal" fo:font-style="normal" style:use-window-font-color="true"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 text:style-name="podBold">Programmes FSE Convergence et Compétitivité régionale et emploi.</text:span></text:p>
      <text:p text:style-name="Standard"/>
      <text:p><text:span text:style-name="podBold">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podBold">Big enterprises, do not leave !</text:span><text:line-break/><text:line-break/>If this sites classifies you as a big enterprise, you will be able to consult all incentives that are targeted to you.</text:p>
      <text:p text:style-name="Standard"/>
      <text:p><text:span text:style-name="podBold">Programmes A</text:span></text:p>
      <text:p>Programmes B</text:p>
      <text:p><text:span text:style-name="podBold">Programmes C</text:span></text:p>
      <text:list text:style-name="podBulletedList">
        <text:list-item>
          <text:p text:style-name="podBulletItem">a</text:p>
        </text:list-item>
        <text:list-item>
          <text:p text:style-name="podBulletItem">b</text:p>
        </text:list-item>
      </text:list>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Table Contents" style:family="paragraph" style:parent-style-name="AppyStandard" style:class="extra">
      <style:paragraph-properties fo:margin-top="0cm" fo:margin-bottom="0cm" text:number-lines="false" text:line-number="0"/>
    </style:style>
    <style:style style:name="Appy_Table_Heading" style:display-name="Appy Table Heading"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2"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05-26T13:03:32</dc:date>
    <dc:language>en-US</dc:language>
    <meta:editing-cycles>19</meta:editing-cycles>
    <meta:editing-duration>PT01H54M50S</meta:editing-duration>
    <meta:document-statistic meta:table-count="0" meta:image-count="0" meta:object-count="0" meta:page-count="1" meta:paragraph-count="3" meta:word-count="18" meta:character-count="79"/>
    <meta:user-defined meta:name="Info 1"/>
    <meta:user-defined meta:name="Info 2"/>
    <meta:user-defined meta:name="Info 3"/>
    <meta:user-defined meta:name="Info 4"/>
  </office:meta>
</office:document-meta>
</file>